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2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3112" calcext:value-type="float">
            <text:p>72.1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25-04-07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7992" calcext:value-type="float">
            <text:p>69.2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5144" calcext:value-type="float">
            <text:p>70.8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24-10-07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928" calcext:value-type="float">
            <text:p>70.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24-04-22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0584" calcext:value-type="float">
            <text:p>68.6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24-01-22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23-10-09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828" calcext:value-type="float">
            <text:p>70.0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23-01-13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6912" calcext:value-type="float">
            <text:p>68.2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22-04-05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492" calcext:value-type="float">
            <text:p>66.0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22-01-2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9696" calcext:value-type="float">
            <text:p>66.9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21-11-30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5864" calcext:value-type="float">
            <text:p>65.2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21-04-07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2232" calcext:value-type="float">
            <text:p>65.1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21-01-0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1816" calcext:value-type="float">
            <text:p>64.8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20-10-07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552" calcext:value-type="float">
            <text:p>67.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20-01-07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7112" calcext:value-type="float">
            <text:p>66.0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19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888" calcext:value-type="float">
            <text:p>67.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19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9416" calcext:value-type="float">
            <text:p>64.6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19-01-02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7968" calcext:value-type="float">
            <text:p>66.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18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8712" calcext:value-type="float">
            <text:p>67.4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18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4568" calcext:value-type="float">
            <text:p>65.5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18-01-10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4128" calcext:value-type="float">
            <text:p>65.7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4128" calcext:value-type="float">
            <text:p>65.7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17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7024" calcext:value-type="float">
            <text:p>66.8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17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77264" calcext:value-type="float">
            <text:p>64.9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17-01-10 22:38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0832" calcext:value-type="float">
            <text:p>65.3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16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5752" calcext:value-type="float">
            <text:p>66.5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16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8544" calcext:value-type="float">
            <text:p>63.7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16-01-04 15:52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4744" calcext:value-type="float">
            <text:p>63.8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1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4744" calcext:value-type="float">
            <text:p>63.8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15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144" calcext:value-type="float">
            <text:p>64.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1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7536" calcext:value-type="float">
            <text:p>61.0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1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8136" calcext:value-type="float">
            <text:p>62.0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14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692" calcext:value-type="float">
            <text:p>62.9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14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9216" calcext:value-type="float">
            <text:p>59.2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14-01-06 16:18:4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13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572" calcext:value-type="float">
            <text:p>61.0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13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8264" calcext:value-type="float">
            <text:p>57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13-01-07 15:27:1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12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12-01-04 22:57:1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11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11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9896" calcext:value-type="float">
            <text:p>53.2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11-01-03 16:19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2104" calcext:value-type="float">
            <text:p>54.1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10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7192" calcext:value-type="float">
            <text:p>55.2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10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3704" calcext:value-type="float">
            <text:p>51.7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9584" calcext:value-type="float">
            <text:p>53.0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09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9096" calcext:value-type="float">
            <text:p>54.4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09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0744" calcext:value-type="float">
            <text:p>50.9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09-01-05 16:3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4392" calcext:value-type="float">
            <text:p>51.9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0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9464" calcext:value-type="float">
            <text:p>52.0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08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5888" calcext:value-type="float">
            <text:p>53.2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08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66" calcext:value-type="float">
            <text:p>48.9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08-01-10 16:15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07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6776" calcext:value-type="float">
            <text:p>51.1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07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4224" calcext:value-type="float">
            <text:p>48.2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4056" calcext:value-type="float">
            <text:p>48.4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06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4616" calcext:value-type="float">
            <text:p>49.1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06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364" calcext:value-type="float">
            <text:p>48.1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06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06-01-03 23:19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964" calcext:value-type="float">
            <text:p>46.6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0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0136" calcext:value-type="float">
            <text:p>47.5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0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0016" calcext:value-type="float">
            <text:p>46.6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0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612" calcext:value-type="float">
            <text:p>45.1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05-01-11 20:36:3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6432" calcext:value-type="float">
            <text:p>45.3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04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9472" calcext:value-type="float">
            <text:p>46.8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04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04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04-01-04 15:13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4496" calcext:value-type="float">
            <text:p>44.3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03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7608" calcext:value-type="float">
            <text:p>44.1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0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03-01-09 00:00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03-01-08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464" calcext:value-type="float">
            <text:p>42.5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0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02-01-05 15:56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01-01-04 15:55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2000-01-05 23:45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99-01-22 15:48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99-01-04 19:25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9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96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96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9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95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9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9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392" calcext:value-type="float">
            <text:p>35.1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94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93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93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9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944" calcext:value-type="float">
            <text:p>34.2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92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92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9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91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9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9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90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90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90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9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89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89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8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8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88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88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8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87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87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87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87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8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86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86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86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8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8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85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8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8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84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84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8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83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83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8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8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82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82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8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8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8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81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8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8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80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80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8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8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79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79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7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7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7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78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78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78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78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7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78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7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77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77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7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7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76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76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76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7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75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7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7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54101075401</text:p>
          </table:table-cell>
          <table:table-cell office:value-type="string" calcext:value-type="string">
            <text:p>25S 35W 02BAA 01</text:p>
          </table:table-cell>
          <table:table-cell office:value-type="string" calcext:value-type="string">
            <text:p>197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50" meta:object-count="0"/>
    <meta:user-defined meta:name="AppVersion">3.0</meta:user-defined>
  </office:meta>
</office:document-meta>
</file>